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ingDestinationResolverTests.noTarget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hingDestinationResolverTests.cached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achingDestinationResolverTests.nullTargetThrough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